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erif" svg:font-family="serif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992cm" fo:margin-left="0cm" table:align="left"/>
    </style:style>
    <style:style style:name="Tableau1.A" style:family="table-column">
      <style:table-column-properties style:column-width="3.493cm"/>
    </style:style>
    <style:style style:name="Tableau1.B" style:family="table-column">
      <style:table-column-properties style:column-width="2.117cm"/>
    </style:style>
    <style:style style:name="Tableau1.C" style:family="table-column">
      <style:table-column-properties style:column-width="2.302cm"/>
    </style:style>
    <style:style style:name="Tableau1.E" style:family="table-column">
      <style:table-column-properties style:column-width="3.096cm"/>
    </style:style>
    <style:style style:name="Tableau1.F" style:family="table-column">
      <style:table-column-properties style:column-width="4.683cm"/>
    </style:style>
    <style:style style:name="Tableau1.A1" style:family="table-cell">
      <style:table-cell-properties style:writing-mode="page"/>
    </style:style>
    <style:style style:name="Tableau1.F1" style:family="table-cell">
      <style:table-cell-properties fo:padding="0cm" fo:border="none" style:writing-mode="page"/>
    </style:style>
    <style:style style:name="Tableau1.5" style:family="table-row">
      <style:table-row-properties style:min-row-height="3.427cm"/>
    </style:style>
    <style:style style:name="Tableau1.8" style:family="table-row">
      <style:table-row-properties style:min-row-height="2.328cm"/>
    </style:style>
    <style:style style:name="Tableau2" style:family="table">
      <style:table-properties style:width="18.389cm" fo:margin-left="0cm" table:align="left"/>
    </style:style>
    <style:style style:name="Tableau2.A" style:family="table-column">
      <style:table-column-properties style:column-width="3.995cm"/>
    </style:style>
    <style:style style:name="Tableau2.B" style:family="table-column">
      <style:table-column-properties style:column-width="4.895cm"/>
    </style:style>
    <style:style style:name="Tableau2.C" style:family="table-column">
      <style:table-column-properties style:column-width="4.207cm"/>
    </style:style>
    <style:style style:name="Tableau2.D" style:family="table-column">
      <style:table-column-properties style:column-width="5.292cm"/>
    </style:style>
    <style:style style:name="Tableau2.1" style:family="table-row">
      <style:table-row-properties style:min-row-height="1.111cm"/>
    </style:style>
    <style:style style:name="Tableau2.A1" style:family="table-cell">
      <style:table-cell-properties style:writing-mode="page"/>
    </style:style>
    <style:style style:name="Tableau2.2" style:family="table-row">
      <style:table-row-properties style:min-row-height="11.483cm"/>
    </style:style>
    <style:style style:name="P1" style:family="paragraph" style:parent-style-name="Standard">
      <style:text-properties style:font-name="Chilanka" style:text-underline-style="none" fo:font-weight="normal" officeooo:rsid="000e7783" officeooo:paragraph-rsid="000cb742" style:font-weight-asian="normal" style:font-weight-complex="normal"/>
    </style:style>
    <style:style style:name="P2" style:family="paragraph" style:parent-style-name="Standard">
      <style:text-properties style:font-name="Chilanka" style:text-underline-style="none" fo:font-weight="normal" officeooo:rsid="000e7783" officeooo:paragraph-rsid="000e7783" style:font-weight-asian="normal" style:font-weight-complex="normal"/>
    </style:style>
    <style:style style:name="P3" style:family="paragraph" style:parent-style-name="Standard">
      <style:text-properties style:font-name="Chilanka" fo:font-size="14pt" style:text-underline-style="none" fo:font-weight="normal" officeooo:rsid="000e7783" officeooo:paragraph-rsid="000e7783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Chilanka" fo:font-size="14pt" style:text-underline-style="none" fo:font-weight="normal" officeooo:rsid="000e7783" officeooo:paragraph-rsid="000fa1b7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Chilanka" fo:font-size="14pt" style:text-underline-style="none" fo:font-weight="normal" officeooo:rsid="000e7783" officeooo:paragraph-rsid="001101b8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Chilanka" fo:font-size="14pt" style:text-underline-style="none" fo:font-weight="normal" officeooo:rsid="000fa1b7" officeooo:paragraph-rsid="000fa1b7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Chilanka" fo:font-size="14pt" style:text-underline-style="none" fo:font-weight="normal" officeooo:rsid="000fa1b7" officeooo:paragraph-rsid="00109cbf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Chilanka" fo:font-size="14pt" style:text-underline-style="none" fo:font-weight="normal" officeooo:rsid="000fa1b7" officeooo:paragraph-rsid="001101b8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Chilanka" fo:font-size="14pt" style:text-underline-style="none" fo:font-weight="normal" officeooo:rsid="0011d5e4" officeooo:paragraph-rsid="0011d5e4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Chilanka" fo:font-size="14pt" style:text-underline-style="none" fo:font-weight="normal" officeooo:rsid="0011fb18" officeooo:paragraph-rsid="0011d5e4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Chilanka" fo:font-size="14pt" style:text-underline-style="none" fo:font-weight="normal" officeooo:rsid="00152255" officeooo:paragraph-rsid="00152255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font-name="Chilanka" fo:font-size="14pt" style:text-underline-style="none" fo:font-weight="normal" officeooo:rsid="0019491e" officeooo:paragraph-rsid="0019491e" style:font-size-asian="14pt" style:font-weight-asian="normal" style:font-size-complex="14pt" style:font-weight-complex="normal"/>
    </style:style>
    <style:style style:name="P13" style:family="paragraph" style:parent-style-name="Standard">
      <style:text-properties style:font-name="Chilanka" fo:font-size="14pt" style:text-underline-style="none" fo:font-weight="normal" officeooo:rsid="001ebd9b" officeooo:paragraph-rsid="001ebd9b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font-name="Chilanka" fo:font-size="14pt" style:text-underline-style="solid" style:text-underline-width="auto" style:text-underline-color="font-color" fo:font-weight="bold" officeooo:rsid="0011fb18" officeooo:paragraph-rsid="0011d5e4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Chilanka" fo:font-size="14pt" style:text-underline-style="solid" style:text-underline-width="auto" style:text-underline-color="font-color" fo:font-weight="bold" officeooo:rsid="00152255" officeooo:paragraph-rsid="00152255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Chilanka" style:text-underline-style="solid" style:text-underline-width="auto" style:text-underline-color="font-color" fo:font-weight="bold" officeooo:rsid="000cb742" officeooo:paragraph-rsid="000cb742" style:font-weight-asian="bold" style:font-weight-complex="bold"/>
    </style:style>
    <style:style style:name="P17" style:family="paragraph" style:parent-style-name="Table_20_Contents">
      <style:text-properties style:font-name="Chilanka" fo:font-size="14pt" style:font-size-asian="14pt" style:font-size-complex="14pt"/>
    </style:style>
    <style:style style:name="P18" style:family="paragraph" style:parent-style-name="Table_20_Contents">
      <style:text-properties style:font-name="Chilanka" fo:font-size="14pt" officeooo:rsid="001b3fa1" style:font-size-asian="14pt" style:font-size-complex="14pt"/>
    </style:style>
    <style:style style:name="P19" style:family="paragraph" style:parent-style-name="Table_20_Contents">
      <style:text-properties style:font-name="Chilanka" fo:font-size="14pt" officeooo:rsid="001ebd9b" officeooo:paragraph-rsid="001ebd9b" style:font-size-asian="14pt" style:font-size-complex="14pt"/>
    </style:style>
    <style:style style:name="P20" style:family="paragraph" style:parent-style-name="Table_20_Contents">
      <style:text-properties style:font-name="Chilanka" fo:font-size="14pt" officeooo:rsid="001ebd9b" officeooo:paragraph-rsid="0020277a" style:font-size-asian="14pt" style:font-size-complex="14pt"/>
    </style:style>
    <style:style style:name="P21" style:family="paragraph" style:parent-style-name="Table_20_Contents">
      <style:text-properties style:font-name="Chilanka" fo:font-size="14pt" officeooo:rsid="0020277a" officeooo:paragraph-rsid="0020277a" style:font-size-asian="14pt" style:font-size-complex="14pt"/>
    </style:style>
    <style:style style:name="P22" style:family="paragraph" style:parent-style-name="Table_20_Contents">
      <style:text-properties style:font-name="Chilanka" fo:font-size="11pt" style:font-size-asian="11pt" style:font-size-complex="11pt"/>
    </style:style>
    <style:style style:name="P23" style:family="paragraph" style:parent-style-name="Table_20_Contents">
      <style:text-properties style:font-name="Chilanka" fo:font-size="11pt" officeooo:rsid="001a6c7a" officeooo:paragraph-rsid="001a6c7a" style:font-size-asian="11pt" style:font-size-complex="11pt"/>
    </style:style>
    <style:style style:name="P24" style:family="paragraph" style:parent-style-name="Table_20_Contents">
      <style:text-properties style:font-name="Chilanka" fo:font-size="11pt" officeooo:rsid="001b3fa1" officeooo:paragraph-rsid="001b3fa1" style:font-size-asian="11pt" style:font-size-complex="11pt"/>
    </style:style>
    <style:style style:name="P25" style:family="paragraph" style:parent-style-name="Table_20_Contents">
      <style:text-properties style:font-name="Chilanka" fo:font-size="11pt" officeooo:paragraph-rsid="001b3fa1" style:font-size-asian="11pt" style:font-size-complex="11pt"/>
    </style:style>
    <style:style style:name="P26" style:family="paragraph" style:parent-style-name="Table_20_Contents">
      <style:text-properties style:font-name="Chilanka" fo:font-size="11pt" officeooo:rsid="001b9b0d" officeooo:paragraph-rsid="001b9b0d" style:font-size-asian="11pt" style:font-size-complex="11pt"/>
    </style:style>
    <style:style style:name="P27" style:family="paragraph" style:parent-style-name="Table_20_Contents">
      <style:text-properties style:font-name="Chilanka" fo:font-size="11pt" officeooo:rsid="0020277a" officeooo:paragraph-rsid="0020277a" style:font-size-asian="11pt" style:font-size-complex="11pt"/>
    </style:style>
    <style:style style:name="P28" style:family="paragraph" style:parent-style-name="Standard">
      <style:text-properties style:font-name="Chilanka" fo:font-size="14pt" style:text-underline-style="none" fo:font-weight="normal" officeooo:rsid="000fa1b7" officeooo:paragraph-rsid="001101b8" style:font-size-asian="14pt" style:font-weight-asian="normal" style:font-size-complex="14pt" style:font-weight-complex="normal"/>
    </style:style>
    <style:style style:name="P29" style:family="paragraph" style:parent-style-name="Standard">
      <style:text-properties style:font-name="Chilanka" fo:font-size="14pt" style:text-underline-style="none" fo:font-weight="normal" officeooo:rsid="000fa1b7" officeooo:paragraph-rsid="000fa1b7" style:font-size-asian="14pt" style:font-weight-asian="normal" style:font-size-complex="14pt" style:font-weight-complex="normal"/>
    </style:style>
    <style:style style:name="P30" style:family="paragraph" style:parent-style-name="Standard">
      <style:text-properties style:font-name="Chilanka" fo:font-size="14pt" style:text-underline-style="none" fo:font-weight="normal" officeooo:rsid="000fa1b7" officeooo:paragraph-rsid="0011d5e4" style:font-size-asian="14pt" style:font-weight-asian="normal" style:font-size-complex="14pt" style:font-weight-complex="normal"/>
    </style:style>
    <style:style style:name="P31" style:family="paragraph" style:parent-style-name="Standard">
      <style:text-properties style:font-name="Chilanka" fo:font-size="14pt" style:text-underline-style="none" fo:font-weight="normal" officeooo:rsid="000e7783" officeooo:paragraph-rsid="000fa1b7" style:font-size-asian="14pt" style:font-weight-asian="normal" style:font-size-complex="14pt" style:font-weight-complex="normal"/>
    </style:style>
    <style:style style:name="P32" style:family="paragraph" style:parent-style-name="Table_20_Contents">
      <style:text-properties style:font-name="Chilanka" fo:font-size="11pt" style:font-size-asian="11pt" style:font-size-complex="11pt"/>
    </style:style>
    <style:style style:name="P33" style:family="paragraph" style:parent-style-name="Table_20_Contents">
      <style:text-properties style:font-name="Chilanka" fo:font-size="11pt" officeooo:rsid="0025785c" officeooo:paragraph-rsid="0025785c" style:font-size-asian="11pt" style:font-size-complex="11pt"/>
    </style:style>
    <style:style style:name="P34" style:family="paragraph" style:parent-style-name="Table_20_Contents">
      <style:text-properties style:font-name="Chilanka" fo:font-size="14pt" style:font-size-asian="14pt" style:font-size-complex="14pt"/>
    </style:style>
    <style:style style:name="T1" style:family="text">
      <style:text-properties officeooo:rsid="000f4047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" style:family="text">
      <style:text-properties officeooo:rsid="000fa1b7"/>
    </style:style>
    <style:style style:name="T5" style:family="text">
      <style:text-properties officeooo:rsid="00109cbf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officeooo:rsid="001101b8"/>
    </style:style>
    <style:style style:name="T8" style:family="text">
      <style:text-properties officeooo:rsid="0011d5e4"/>
    </style:style>
    <style:style style:name="T9" style:family="text">
      <style:text-properties officeooo:rsid="0013a0b8"/>
    </style:style>
    <style:style style:name="T10" style:family="text">
      <style:text-properties officeooo:rsid="00152255"/>
    </style:style>
    <style:style style:name="T11" style:family="text">
      <style:text-properties officeooo:rsid="001a6c7a"/>
    </style:style>
    <style:style style:name="T12" style:family="text">
      <style:text-properties officeooo:rsid="001b3fa1"/>
    </style:style>
    <style:style style:name="T13" style:family="text">
      <style:text-properties officeooo:rsid="001c5050"/>
    </style:style>
    <style:style style:name="T14" style:family="text">
      <style:text-properties officeooo:rsid="0020277a"/>
    </style:style>
    <style:style style:name="T15" style:family="text">
      <style:text-properties officeooo:rsid="0020633d"/>
    </style:style>
    <style:style style:name="T16" style:family="text">
      <style:text-properties officeooo:rsid="00214e97"/>
    </style:style>
    <style:style style:name="T17" style:family="text">
      <style:text-properties officeooo:rsid="00234aa1"/>
    </style:style>
    <style:style style:name="T18" style:family="text">
      <style:text-properties officeooo:rsid="0023ea02"/>
    </style:style>
    <style:style style:name="T19" style:family="text">
      <style:text-properties officeooo:rsid="00252630"/>
    </style:style>
    <style:style style:name="T20" style:family="text">
      <style:text-properties officeooo:rsid="0025785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16">EXERCICE 1</text:p>
      <text:p text:style-name="P1"/>
      <text:p text:style-name="P2"/>
      <text:p text:style-name="P2">1<text:span text:style-name="T2">-/ </text:span><text:span text:style-name="T3">Les spécifications fonctionnelles</text:span></text:p>
      <text:p text:style-name="P3"><text:s text:c="4"/></text:p>
      <text:p text:style-name="P4"/>
      <text:p text:style-name="P4"><text:s/>* <text:span text:style-name="T1">Dans un but d’apprentissage , </text:span><text:span text:style-name="T18">un</text:span><text:span text:style-name="T1"> utilisateur </text:span><text:span text:style-name="T18">peut</text:span><text:span text:style-name="T1"> connaître la recette d’un plat </text:span><text:span text:style-name="T7">et dans la mesure du possible apporter des ajouts </text:span><text:span text:style-name="T15">ou des extra connaissances </text:span><text:span text:style-name="T17">sur ce plat.</text:span></text:p>
      <text:p text:style-name="P4"/>
      <text:p text:style-name="P4"><text:s/>* <text:span text:style-name="T4">L’application doit permettre la validation d’une connaissance d’un utilisateur par un expert du domaine: </text:span><text:span text:style-name="T8">cuisinier dans le cas où un utilisateur apporte sa participation sur la cuisson d’un d’un met , cette nouvelle connaissance dot être vérifie par un cuisinier, et par un nutritionniste dans le cas des valeurs nutritives.</text:span></text:p>
      <text:p text:style-name="P4"/>
      <text:p text:style-name="P4">* <text:span text:style-name="T4">L’application doit pouvoir afficher la liste des participants sur l’édition d</text:span><text:span text:style-name="T18">es connaissances autour d’un met </text:span><text:span text:style-name="T15">(si des utilisateurs ont eu à participer)</text:span></text:p>
      <text:p text:style-name="P4"/>
      <text:p text:style-name="P4">* <text:span text:style-name="T7">Avant l’édition ou l’enrichissement des connaissances (plats , valeurs nutritives etc..) </text:span><text:span text:style-name="T15">l’application doit proposer l’enregistrement de l’utilisateur qui souhaite apporter sa nouvelle connaissance.</text:span></text:p>
      <text:p text:style-name="P4"/>
      <text:p text:style-name="P5">* <text:span text:style-name="T5">L’application doit proposer </text:span><text:span text:style-name="T16">de manière intelligente</text:span><text:span text:style-name="T5"> une liste de plat adapter à un certains de type de maladie:</text:span></text:p>
      <text:p text:style-name="P5"/>
      <text:p text:style-name="P8"><text:span text:style-name="T5"><text:s text:c="9"/>L</text:span><text:span text:style-name="T15">’utilisateur malnutri</text:span><text:span text:style-name="T5"> peut entrer la maladie dont il souffre , et </text:span><text:span text:style-name="T10">obtenir </text:span><text:span text:style-name="T5"><text:s/>le</text:span><text:span text:style-name="T15">s plats adapter à sa maladie.</text:span></text:p>
      <text:p text:style-name="P8"/>
      <text:p text:style-name="P8"><text:span text:style-name="T17"><text:s text:c="9"/>L’application doit pouvoir proposer aux diabétiques les mets qu’il peuvent consommer.</text:span></text:p>
      <text:p text:style-name="P8"/>
      <text:p text:style-name="P8">* <text:span text:style-name="T9">Un utilisateur peut rechercher un met sous la base de son motif.</text:span></text:p>
      <text:p text:style-name="P8"/>
      <text:p text:style-name="P8">* <text:span text:style-name="T15">Pour un cuisinier nécessitant organiser une cérémonie ou autre , il doit être capable de rechercher les mets dont il peut préparer et leur cuisson en fonction des continents , pays ou région. <text:s/></text:span></text:p>
      <text:p text:style-name="P3"><text:s/></text:p>
      <text:p text:style-name="P3"/>
      <text:p text:style-name="P3"/>
      <text:p text:style-name="P6">2-/ <text:span text:style-name="T6">Les spécifications non fonctionnelles</text:span></text:p>
      <text:p text:style-name="P6"/>
      <text:p text:style-name="P30">* <text:span text:style-name="T18">Le serveur doit pouvoir répondre très rapidement au requêtes</text:span></text:p>
      <text:p text:style-name="P30">* <text:span text:style-name="T19">Le serveur doit être disponible 7 jours sur 7</text:span></text:p>
      <text:p text:style-name="P7"/>
      <text:p text:style-name="P9"/>
      <text:p text:style-name="P9"><text:soft-page-break/></text:p>
      <text:p text:style-name="P9"/>
      <text:p text:style-name="P9"/>
      <text:p text:style-name="P9">3-/ <text:span text:style-name="T6">Les acteurs</text:span></text:p>
      <text:p text:style-name="P14"/>
      <text:p text:style-name="P10"><text:s text:c="3"/><text:span text:style-name="T19">C</text:span>uisinier , <text:s/><text:span text:style-name="T19">N</text:span><text:span text:style-name="T9">utritionniste</text:span> , <text:span text:style-name="T19">V</text:span><text:span text:style-name="T17">isiteur , administrateur de données, </text:span><text:span text:style-name="T19">ma</text:span><text:span text:style-name="T20">lade(Malnutri ou diabétique)</text:span></text:p>
      <text:p text:style-name="P9"/>
      <text:p text:style-name="P9"/>
      <text:p text:style-name="P9"/>
      <text:p text:style-name="P9"/>
      <text:p text:style-name="P11">4-/ <text:span text:style-name="T6">Diagrammes d’activités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2">5-/ <text:span text:style-name="T6">Cas d’utilisations Par acteur</text:span></text:p>
      <text:p text:style-name="P12"/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column table:style-name="Tableau1.E"/>
        <table:table-column table:style-name="Tableau1.F"/>
        <table:table-row>
          <table:table-cell table:style-name="Tableau1.A1" office:value-type="string">
            <text:p text:style-name="P23">Cas d’utilisations </text:p>
            <text:p text:style-name="P23">/ Acteurs</text:p>
            <text:p text:style-name="P23"/>
            <text:p text:style-name="P23"/>
          </table:table-cell>
          <table:table-cell table:style-name="Tableau1.A1" office:value-type="string">
            <text:p text:style-name="P22"><text:s text:c="5"/></text:p>
            <text:p text:style-name="P22"><text:s text:c="4"/><text:span text:style-name="T11">Visiteur</text:span></text:p>
          </table:table-cell>
          <table:table-cell table:style-name="Tableau1.A1" office:value-type="string">
            <text:p text:style-name="P22"><text:s/></text:p>
            <text:p text:style-name="P22"><text:s text:c="2"/><text:span text:style-name="T20">Malade</text:span></text:p>
          </table:table-cell>
          <table:table-cell table:style-name="Tableau1.A1" office:value-type="string">
            <text:p text:style-name="P22"/>
            <text:p text:style-name="P22"><text:s/><text:span text:style-name="T11">Cuisinier</text:span></text:p>
          </table:table-cell>
          <table:table-cell table:style-name="Tableau1.A1" office:value-type="string">
            <text:p text:style-name="P22"/>
            <text:p text:style-name="P22"><text:s/><text:span text:style-name="T11">Nutritionniste</text:span></text:p>
          </table:table-cell>
          <table:table-cell table:style-name="Tableau1.F1" office:value-type="string">
            <text:p text:style-name="P22"/>
            <text:p text:style-name="P33">Administrateur Données</text:p>
          </table:table-cell>
        </table:table-row>
        <table:table-row>
          <table:table-cell table:style-name="Tableau1.A1" office:value-type="string">
            <text:p text:style-name="P22"><text:s/></text:p>
            <text:p text:style-name="P23">Consulter la liste des <text:span text:style-name="T19">mets par région , pays.</text:span></text:p>
            <text:p text:style-name="P22"/>
            <text:p text:style-name="P22"/>
            <text:p text:style-name="P22"/>
            <text:p text:style-name="P22"/>
          </table:table-cell>
          <table:table-cell table:style-name="Tableau1.A1" office:value-type="string">
            <text:p text:style-name="P22"/>
            <text:p text:style-name="P22"><text:s text:c="3"/><text:span text:style-name="T20">Oui</text:span></text:p>
          </table:table-cell>
          <table:table-cell table:style-name="Tableau1.A1" office:value-type="string">
            <text:p text:style-name="P27"/>
            <text:p text:style-name="P27"><text:s text:c="5"/><text:span text:style-name="T20">Oui</text:span></text:p>
          </table:table-cell>
          <table:table-cell table:style-name="Tableau1.A1" office:value-type="string">
            <text:p text:style-name="P33"/>
            <text:p text:style-name="P33"><text:s text:c="4"/>Oui</text:p>
          </table:table-cell>
          <table:table-cell table:style-name="Tableau1.A1" office:value-type="string">
            <text:p text:style-name="P22"/>
            <text:p text:style-name="P22"><text:s text:c="3"/><text:span text:style-name="T20">Oui</text:span></text:p>
          </table:table-cell>
          <table:table-cell table:style-name="Tableau1.A1" office:value-type="string">
            <text:p text:style-name="P22"/>
            <text:p text:style-name="P22"><text:s/><text:span text:style-name="T20">Oui</text:span></text:p>
          </table:table-cell>
        </table:table-row>
        <table:table-row>
          <table:table-cell table:style-name="Tableau1.A1" office:value-type="string">
            <text:p text:style-name="P17"/>
            <text:p text:style-name="P22"/>
            <text:p text:style-name="P24">Éditer un met modifier recette ou origines du met , ajouter des extra-informations , ajouter nouveau met</text:p>
            <text:p text:style-name="P18"/>
          </table:table-cell>
          <table:table-cell table:style-name="Tableau1.A1" office:value-type="string">
            <text:p text:style-name="P17"/>
            <text:p text:style-name="P17"/>
            <text:p text:style-name="P17"/>
            <text:p text:style-name="P17"><text:s text:c="3"/><text:span text:style-name="T20">Oui</text:span></text:p>
          </table:table-cell>
          <table:table-cell table:style-name="Tableau1.A1" office:value-type="string">
            <text:p text:style-name="P17"><text:s/></text:p>
            <text:p text:style-name="P17"/>
            <text:p text:style-name="P17"/>
            <text:p text:style-name="P17"><text:s text:c="2"/><text:span text:style-name="T20">Oui</text:span></text:p>
          </table:table-cell>
          <table:table-cell table:style-name="Tableau1.A1" office:value-type="string">
            <text:p text:style-name="P17"/>
            <text:p text:style-name="P17"/>
            <text:p text:style-name="P17"/>
            <text:p text:style-name="P17"><text:s text:c="2"/><text:span text:style-name="T20">Oui</text:span></text:p>
          </table:table-cell>
          <table:table-cell table:style-name="Tableau1.A1" office:value-type="string">
            <text:p text:style-name="P17"/>
            <text:p text:style-name="P17"/>
            <text:p text:style-name="P17"/>
            <text:p text:style-name="P17"><text:s text:c="2"/><text:span text:style-name="T20">Oui</text:span></text:p>
          </table:table-cell>
          <table:table-cell table:style-name="Tableau1.A1" office:value-type="string">
            <text:p text:style-name="P17"/>
            <text:p text:style-name="P17"/>
            <text:p text:style-name="P17"/>
            <text:p text:style-name="P17"><text:s text:c="2"/><text:span text:style-name="T20">Oui</text:span></text:p>
          </table:table-cell>
        </table:table-row>
        <table:table-row>
          <table:table-cell table:style-name="Tableau1.A1" office:value-type="string">
            <text:p text:style-name="P17"/>
            <text:p text:style-name="P17"/>
            <text:p text:style-name="P24">Restructurer ontologie</text:p>
            <text:p text:style-name="P17"/>
          </table:table-cell>
          <table:table-cell table:style-name="Tableau1.A1" office:value-type="string">
            <text:p text:style-name="P17"/>
            <text:p text:style-name="P17"/>
            <text:p text:style-name="P17"><text:s text:c="2"/><text:span text:style-name="T20">Non</text:span></text:p>
          </table:table-cell>
          <table:table-cell table:style-name="Tableau1.A1" office:value-type="string">
            <text:p text:style-name="P17"/>
            <text:p text:style-name="P17"/>
            <text:p text:style-name="P17"><text:s/><text:span text:style-name="T20">Non</text:span></text:p>
          </table:table-cell>
          <table:table-cell table:style-name="Tableau1.A1" office:value-type="string">
            <text:p text:style-name="P17"/>
            <text:p text:style-name="P17"/>
            <text:p text:style-name="P17"><text:s/><text:span text:style-name="T20">Non</text:span></text:p>
          </table:table-cell>
          <table:table-cell table:style-name="Tableau1.A1" office:value-type="string">
            <text:p text:style-name="P17"/>
            <text:p text:style-name="P17"/>
            <text:p text:style-name="P17"><text:s text:c="2"/><text:span text:style-name="T20">Non</text:span></text:p>
          </table:table-cell>
          <table:table-cell table:style-name="Tableau1.A1" office:value-type="string">
            <text:p text:style-name="P17"/>
            <text:p text:style-name="P17"/>
            <text:p text:style-name="P17"><text:s text:c="2"/><text:span text:style-name="T20">Oui</text:span></text:p>
          </table:table-cell>
        </table:table-row>
        <text:soft-page-break/>
        <table:table-row table:style-name="Tableau1.5">
          <table:table-cell table:style-name="Tableau1.A1" office:value-type="string">
            <text:p text:style-name="P17"/>
            <text:p text:style-name="P25"><text:span text:style-name="T12">Rechercher met: </text:span><text:span text:style-name="T13">par région , par pays </text:span></text:p>
          </table:table-cell>
          <table:table-cell table:style-name="Tableau1.A1" office:value-type="string">
            <text:p text:style-name="P17"/>
            <text:p text:style-name="P17"/>
            <text:p text:style-name="P17"><text:s text:c="2"/><text:span text:style-name="T20">Oui</text:span></text:p>
          </table:table-cell>
          <table:table-cell table:style-name="Tableau1.A1" office:value-type="string">
            <text:p text:style-name="P17"/>
            <text:p text:style-name="P17"/>
            <text:p text:style-name="P17"><text:s/><text:span text:style-name="T20">Oui</text:span></text:p>
          </table:table-cell>
          <table:table-cell table:style-name="Tableau1.A1" office:value-type="string">
            <text:p text:style-name="P17"/>
            <text:p text:style-name="P17"/>
            <text:p text:style-name="P17"><text:s/><text:span text:style-name="T20">Oui</text:span></text:p>
          </table:table-cell>
          <table:table-cell table:style-name="Tableau1.A1" office:value-type="string">
            <text:p text:style-name="P17"/>
            <text:p text:style-name="P17"/>
            <text:p text:style-name="P17"><text:s/><text:span text:style-name="T20">Oui</text:span></text:p>
          </table:table-cell>
          <table:table-cell table:style-name="Tableau1.A1" office:value-type="string">
            <text:p text:style-name="P17"/>
            <text:p text:style-name="P17"/>
            <text:p text:style-name="P17"><text:s/><text:span text:style-name="T20">Oui</text:span></text:p>
          </table:table-cell>
        </table:table-row>
        <table:table-row>
          <table:table-cell table:style-name="Tableau1.A1" office:value-type="string">
            <text:p text:style-name="P17"/>
            <text:p text:style-name="P24">Éditer valeurs nutritives</text:p>
          </table:table-cell>
          <table:table-cell table:style-name="Tableau1.A1" office:value-type="string">
            <text:p text:style-name="P17"/>
            <text:p text:style-name="P17"><text:s/><text:span text:style-name="T20">Oui</text:span></text:p>
          </table:table-cell>
          <table:table-cell table:style-name="Tableau1.A1" office:value-type="string">
            <text:p text:style-name="P17"/>
            <text:p text:style-name="P17"><text:s text:c="2"/><text:span text:style-name="T20">Oui</text:span></text:p>
          </table:table-cell>
          <table:table-cell table:style-name="Tableau1.A1" office:value-type="string">
            <text:p text:style-name="P17"/>
            <text:p text:style-name="P17"><text:s/><text:span text:style-name="T20">Oui</text:span></text:p>
          </table:table-cell>
          <table:table-cell table:style-name="Tableau1.A1" office:value-type="string">
            <text:p text:style-name="P17"/>
            <text:p text:style-name="P17"><text:s/><text:span text:style-name="T20">Oui</text:span></text:p>
          </table:table-cell>
          <table:table-cell table:style-name="Tableau1.A1" office:value-type="string">
            <text:p text:style-name="P17"/>
            <text:p text:style-name="P17"><text:s/><text:span text:style-name="T20">Oui</text:span></text:p>
          </table:table-cell>
        </table:table-row>
        <table:table-row>
          <table:table-cell table:style-name="Tableau1.F1" office:value-type="string">
            <text:p text:style-name="P17"/>
            <text:p text:style-name="P24">Valider proposition : proposition culinaire ou nutritive</text:p>
            <text:p text:style-name="P25"/>
          </table:table-cell>
          <table:table-cell table:style-name="Tableau1.F1" office:value-type="string">
            <text:p text:style-name="P17"/>
            <text:p text:style-name="P17"><text:s/><text:span text:style-name="T20">Non</text:span></text:p>
          </table:table-cell>
          <table:table-cell table:style-name="Tableau1.F1" office:value-type="string">
            <text:p text:style-name="P17"/>
            <text:p text:style-name="P17"><text:s/><text:span text:style-name="T20">Non</text:span></text:p>
          </table:table-cell>
          <table:table-cell table:style-name="Tableau1.F1" office:value-type="string">
            <text:p text:style-name="P17"/>
            <text:p text:style-name="P17"><text:s/><text:span text:style-name="T20">Oui</text:span></text:p>
          </table:table-cell>
          <table:table-cell table:style-name="Tableau1.F1" office:value-type="string">
            <text:p text:style-name="P17"/>
            <text:p text:style-name="P17"><text:s/><text:span text:style-name="T20">Oui</text:span></text:p>
          </table:table-cell>
          <table:table-cell table:style-name="Tableau1.F1" office:value-type="string">
            <text:p text:style-name="P17"/>
            <text:p text:style-name="P17"><text:s/><text:span text:style-name="T20">Non</text:span></text:p>
          </table:table-cell>
        </table:table-row>
        <table:table-row table:style-name="Tableau1.8">
          <table:table-cell table:style-name="Tableau1.A1" office:value-type="string">
            <text:p text:style-name="P17"><text:s/></text:p>
            <text:p text:style-name="P26">Consulter les recommandations alimentaires sur une maladie</text:p>
          </table:table-cell>
          <table:table-cell table:style-name="Tableau1.A1" office:value-type="string">
            <text:p text:style-name="P17"/>
            <text:p text:style-name="P17"><text:s/><text:span text:style-name="T20">Oui</text:span></text:p>
          </table:table-cell>
          <table:table-cell table:style-name="Tableau1.A1" office:value-type="string">
            <text:p text:style-name="P17"/>
            <text:p text:style-name="P17"><text:s/><text:span text:style-name="T20">Oui</text:span></text:p>
          </table:table-cell>
          <table:table-cell table:style-name="Tableau1.A1" office:value-type="string">
            <text:p text:style-name="P17"/>
            <text:p text:style-name="P17"><text:s/><text:span text:style-name="T20">Oui</text:span></text:p>
          </table:table-cell>
          <table:table-cell table:style-name="Tableau1.A1" office:value-type="string">
            <text:p text:style-name="P17"/>
            <text:p text:style-name="P17"><text:s/><text:span text:style-name="T20">Oui</text:span></text:p>
          </table:table-cell>
          <table:table-cell table:style-name="Tableau1.A1" office:value-type="string">
            <text:p text:style-name="P17"/>
            <text:p text:style-name="P17"><text:s/><text:span text:style-name="T20">Oui</text:span></text:p>
          </table:table-cell>
        </table:table-row>
      </table:table>
      <text:p text:style-name="P12"/>
      <text:p text:style-name="P11"/>
      <text:p text:style-name="P11"/>
      <text:p text:style-name="P13">6-/</text:p>
      <text:p text:style-name="P13"/>
      <text:p text:style-name="P1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9"/>
            <text:p text:style-name="P19">Cas d’utilisation</text:p>
          </table:table-cell>
          <table:table-cell table:style-name="Tableau2.A1" office:value-type="string">
            <text:p text:style-name="P19"/>
            <text:p text:style-name="P19">Description textuelle</text:p>
          </table:table-cell>
          <table:table-cell table:style-name="Tableau2.A1" office:value-type="string">
            <text:p text:style-name="P19"/>
            <text:p text:style-name="P19">Scenario Nominal</text:p>
          </table:table-cell>
          <table:table-cell table:style-name="Tableau2.A1" office:value-type="string">
            <text:p text:style-name="P19"/>
            <text:p text:style-name="P19">Scenario<text:span text:style-name="T14">s</text:span> Alternatif<text:span text:style-name="T14">s</text:span></text:p>
          </table:table-cell>
        </table:table-row>
        <table:table-row table:style-name="Tableau2.2">
          <table:table-cell table:style-name="Tableau2.A1" office:value-type="string">
            <text:p text:style-name="P19"/>
            <text:p text:style-name="P19">Édition d’un met</text:p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20"><text:soft-page-break/></text:p>
            <text:p text:style-name="P20"><text:s/>Recherche d’un <text:s text:c="22"/>met par pays , <text:span text:style-name="T14">région.</text:span></text:p>
            <text:p text:style-name="P19"/>
            <text:p text:style-name="P19"/>
          </table:table-cell>
          <table:table-cell table:style-name="Tableau2.A1" office:value-type="string">
            <text:p text:style-name="P17"><text:s/></text:p>
            <text:p text:style-name="P19">Dans ce module il est question pour l’application de proposer une option permettant de modifier ou d’apporter une contribution sur une connaissance( un met) , il peut le faire de plusieurs façon, en modifier une recette , en apporter une nouvelle information sur la cuisson ou en ajoutant un nouveau met.</text:p>
          </table:table-cell>
          <table:table-cell table:style-name="Tableau2.A1" office:value-type="string">
            <text:p text:style-name="P19"/>
          </table:table-cell>
          <table:table-cell table:style-name="Tableau2.A1" office:value-type="string">
            <text:p text:style-name="P17"/>
          </table:table-cell>
        </table:table-row>
        <table:table-row>
          <table:table-cell table:style-name="Tableau2.A1" office:value-type="string">
            <text:p text:style-name="P19"/>
          </table:table-cell>
          <table:table-cell table:style-name="Tableau2.A1" office:value-type="string">
            <text:p text:style-name="P21"/>
          </table:table-cell>
          <table:table-cell table:style-name="Tableau2.A1" office:value-type="string">
            <text:p text:style-name="P21"/>
          </table:table-cell>
          <table:table-cell table:style-name="Tableau2.A1" office:value-type="string">
            <text:p text:style-name="P17"/>
          </table:table-cell>
        </table:table-row>
        <table:table-row>
          <table:table-cell table:style-name="Tableau2.A1" office:value-type="string">
            <text:p text:style-name="P17"/>
          </table:table-cell>
          <table:table-cell table:style-name="Tableau2.A1" office:value-type="string">
            <text:p text:style-name="P17"/>
          </table:table-cell>
          <table:table-cell table:style-name="Tableau2.A1" office:value-type="string">
            <text:p text:style-name="P17"/>
          </table:table-cell>
          <table:table-cell table:style-name="Tableau2.A1" office:value-type="string">
            <text:p text:style-name="P17"/>
          </table:table-cell>
        </table:table-row>
        <table:table-row>
          <table:table-cell table:style-name="Tableau2.A1" office:value-type="string">
            <text:p text:style-name="P17"/>
          </table:table-cell>
          <table:table-cell table:style-name="Tableau2.A1" office:value-type="string">
            <text:p text:style-name="P17"/>
          </table:table-cell>
          <table:table-cell table:style-name="Tableau2.A1" office:value-type="string">
            <text:p text:style-name="P17"/>
          </table:table-cell>
          <table:table-cell table:style-name="Tableau2.A1" office:value-type="string">
            <text:p text:style-name="P17"/>
          </table:table-cell>
        </table:table-row>
        <table:table-row>
          <table:table-cell table:style-name="Tableau2.A1" office:value-type="string">
            <text:p text:style-name="P17"/>
          </table:table-cell>
          <table:table-cell table:style-name="Tableau2.A1" office:value-type="string">
            <text:p text:style-name="P17"/>
          </table:table-cell>
          <table:table-cell table:style-name="Tableau2.A1" office:value-type="string">
            <text:p text:style-name="P17"/>
          </table:table-cell>
          <table:table-cell table:style-name="Tableau2.A1" office:value-type="string">
            <text:p text:style-name="P17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erif" svg:font-family="serif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4T16:15:41.105455133</meta:creation-date>
    <dc:date>2021-06-07T23:19:36.792378323</dc:date>
    <meta:editing-duration>PT22M15S</meta:editing-duration>
    <meta:editing-cycles>5</meta:editing-cycles>
    <meta:generator>LibreOffice/6.4.2.2$Linux_X86_64 LibreOffice_project/40$Build-2</meta:generator>
    <meta:document-statistic meta:table-count="2" meta:image-count="0" meta:object-count="0" meta:page-count="4" meta:paragraph-count="83" meta:word-count="444" meta:character-count="2888" meta:non-whitespace-character-count="2387"/>
  </office:meta>
</office:document-meta>
</file>